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p state</text:p>
          </table:table-cell>
          <table:table-cell office:value-type="string" calcext:value-type="string">
            <text:p>equity</text:p>
          </table:table-cell>
          <table:table-cell table:number-columns-repeated="3"/>
          <table:table-cell office:value-type="string" calcext:value-type="string">
            <text:p>ret</text:p>
          </table:table-cell>
          <table:table-cell office:value-type="string" calcext:value-type="string">
            <text:p>dep</text:p>
          </table:table-cell>
          <table:table-cell/>
          <table:table-cell office:value-type="string" calcext:value-type="string">
            <text:p>fin ret</text:p>
          </table:table-cell>
        </table:table-row>
        <table:table-row table:style-name="ro1">
          <table:table-cell office:value-type="string" calcext:value-type="string">
            <text:p>1.1.2024</text:p>
          </table:table-cell>
          <table:table-cell office:value-type="float" office:value="5000" calcext:value-type="float">
            <text:p>5000</text:p>
          </table:table-cell>
          <table:table-cell office:value-type="float" office:value="5047" calcext:value-type="float">
            <text:p>504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.2024</text:p>
          </table:table-cell>
          <table:table-cell office:value-type="float" office:value="5000" calcext:value-type="float">
            <text:p>5000</text:p>
          </table:table-cell>
          <table:table-cell office:value-type="float" office:value="5124" calcext:value-type="float">
            <text:p>5124</text:p>
          </table:table-cell>
          <table:table-cell table:formula="of:=([.C3]-[.C2])/[.C2]" office:value-type="float" office:value="0.0152565880721221" calcext:value-type="float">
            <text:p>0.0152565880721221</text:p>
          </table:table-cell>
          <table:table-cell office:value-type="float" office:value="5300" calcext:value-type="float">
            <text:p>5300</text:p>
          </table:table-cell>
          <table:table-cell office:value-type="float" office:value="5424" calcext:value-type="float">
            <text:p>5424</text:p>
          </table:table-cell>
          <table:table-cell table:formula="of:=([.F3]-[.F2])/[.F2]" office:value-type="float" office:value="0.074697840301169" calcext:value-type="float">
            <text:p>0.074697840301169</text:p>
          </table:table-cell>
          <table:table-cell office:value-type="float" office:value="300" calcext:value-type="float">
            <text:p>300</text:p>
          </table:table-cell>
          <table:table-cell table:formula="of:=[.H3]/[.F2]" office:value-type="float" office:value="0.059441252229047" calcext:value-type="float">
            <text:p>0.059441252229047</text:p>
          </table:table-cell>
          <table:table-cell table:formula="of:=[.G3]-[.I3]" office:value-type="float" office:value="0.015256588072122" calcext:value-type="float">
            <text:p>0.015256588072122</text:p>
          </table:table-cell>
        </table:table-row>
        <table:table-row table:style-name="ro1">
          <table:table-cell office:value-type="string" calcext:value-type="string">
            <text:p>3.1.2024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table:formula="of:=([.C4]-[.C3])/[.C3]" office:value-type="float" office:value="-0.00468384074941452" calcext:value-type="float">
            <text:p>-0.00468384074941452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table:formula="of:=([.F4]-[.F3])/[.F3]" office:value-type="float" office:value="0.0324483775811209" calcext:value-type="float">
            <text:p>0.0324483775811209</text:p>
          </table:table-cell>
          <table:table-cell office:value-type="float" office:value="200" calcext:value-type="float">
            <text:p>200</text:p>
          </table:table-cell>
          <table:table-cell table:formula="of:=[.H4]/[.F3]" office:value-type="float" office:value="0.0368731563421829" calcext:value-type="float">
            <text:p>0.0368731563421829</text:p>
          </table:table-cell>
          <table:table-cell table:formula="of:=[.G4]-[.I4]" office:value-type="float" office:value="-0.00442477876106195" calcext:value-type="float">
            <text:p>-0.00442477876106195</text:p>
          </table:table-cell>
        </table:table-row>
        <table:table-row table:style-name="ro1">
          <table:table-cell office:value-type="string" calcext:value-type="string">
            <text:p>4.1.2024</text:p>
          </table:table-cell>
          <table:table-cell office:value-type="float" office:value="5000" calcext:value-type="float">
            <text:p>5000</text:p>
          </table:table-cell>
          <table:table-cell office:value-type="float" office:value="5240" calcext:value-type="float">
            <text:p>5240</text:p>
          </table:table-cell>
          <table:table-cell table:formula="of:=([.C5]-[.C4])/[.C4]" office:value-type="float" office:value="0.0274509803921569" calcext:value-type="float">
            <text:p>0.0274509803921569</text:p>
          </table:table-cell>
          <table:table-cell office:value-type="float" office:value="5600" calcext:value-type="float">
            <text:p>5600</text:p>
          </table:table-cell>
          <table:table-cell office:value-type="float" office:value="5840" calcext:value-type="float">
            <text:p>5840</text:p>
          </table:table-cell>
          <table:table-cell table:formula="of:=([.F5]-[.F4])/[.F4]" office:value-type="float" office:value="0.0428571428571429" calcext:value-type="float">
            <text:p>0.0428571428571429</text:p>
          </table:table-cell>
          <table:table-cell office:value-type="float" office:value="100" calcext:value-type="float">
            <text:p>100</text:p>
          </table:table-cell>
          <table:table-cell table:formula="of:=[.H5]/[.F4]" office:value-type="float" office:value="0.0178571428571429" calcext:value-type="float">
            <text:p>0.0178571428571429</text:p>
          </table:table-cell>
          <table:table-cell table:formula="of:=[.G5]-[.I5]" office:value-type="float" office:value="0.025" calcext:value-type="float">
            <text:p>0.025</text:p>
          </table:table-cell>
        </table:table-row>
        <table:table-row table:style-name="ro1">
          <table:table-cell table:number-columns-repeated="3"/>
          <table:table-cell table:formula="of:=AVERAGE([.D3:.D5])" office:value-type="float" office:value="0.0126745759049548" calcext:value-type="float">
            <text:p>0.0126745759049548</text:p>
          </table:table-cell>
          <table:table-cell office:value-type="float" office:value="5600" calcext:value-type="float">
            <text:p>5600</text:p>
          </table:table-cell>
          <table:table-cell office:value-type="float" office:value="6000" calcext:value-type="float">
            <text:p>6000</text:p>
          </table:table-cell>
          <table:table-cell table:formula="of:=([.F6]-[.F5])/[.F5]" office:value-type="float" office:value="0.0273972602739726" calcext:value-type="float">
            <text:p>0.0273972602739726</text:p>
          </table:table-cell>
          <table:table-cell office:value-type="float" office:value="0" calcext:value-type="float">
            <text:p>0</text:p>
          </table:table-cell>
          <table:table-cell table:formula="of:=[.H6]/[.F5]" office:value-type="float" office:value="0" calcext:value-type="float">
            <text:p>0</text:p>
          </table:table-cell>
          <table:table-cell table:formula="of:=[.G6]-[.I6]" office:value-type="float" office:value="0.0273972602739726" calcext:value-type="float">
            <text:p>0.0273972602739726</text:p>
          </table:table-cell>
        </table:table-row>
        <table:table-row table:style-name="ro1">
          <table:table-cell table:number-columns-repeated="4"/>
          <table:table-cell office:value-type="float" office:value="5800" calcext:value-type="float">
            <text:p>5800</text:p>
          </table:table-cell>
          <table:table-cell office:value-type="float" office:value="6000" calcext:value-type="float">
            <text:p>6000</text:p>
          </table:table-cell>
          <table:table-cell table:formula="of:=([.F7]-[.F6])/[.F6]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H7]/[.F6]" office:value-type="float" office:value="0.0333333333333333" calcext:value-type="float">
            <text:p>0.0333333333333333</text:p>
          </table:table-cell>
          <table:table-cell table:formula="of:=[.G7]-[.I7]" office:value-type="float" office:value="-0.0333333333333333" calcext:value-type="float">
            <text:p>-0.033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1:52:41.567629921</meta:creation-date>
    <dc:date>2024-05-06T22:41:43.945811121</dc:date>
    <meta:editing-duration>PT10H2M7S</meta:editing-duration>
    <meta:editing-cycles>2</meta:editing-cycles>
    <meta:generator>LibreOffice/7.3.7.2$Linux_X86_64 LibreOffice_project/30$Build-2</meta:generator>
    <meta:document-statistic meta:table-count="1" meta:cell-count="53" meta:object-count="0"/>
  </office:meta>
</office:document-meta>
</file>